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math xmlns="http://www.w3.org/1998/Math/MathML">
  <semantics>
    <mrow>
      <mtable>
        <mtr>
          <mtd>
            <mrow>
              <mrow>
                <mi>x</mi>
                <mo stretchy="false">=</mo>
                <mrow>
                  <msub>
                    <mi>a</mi>
                    <mn>1</mn>
                  </msub>
                  <mo stretchy="false">+</mo>
                  <msub>
                    <mi>a</mi>
                    <mn>0</mn>
                  </msub>
                </mrow>
              </mrow>
            </mrow>
          </mtd>
        </mtr>
        <mtr>
          <mtd>
            <mrow>
              <mrow>
                <mi>y</mi>
                <mo stretchy="false">=</mo>
                <mrow>
                  <msub>
                    <mi>b</mi>
                    <mn>1</mn>
                  </msub>
                  <mo stretchy="false">+</mo>
                  <msub>
                    <mi>b</mi>
                    <mn>0</mn>
                  </msub>
                </mrow>
              </mrow>
            </mrow>
          </mtd>
        </mtr>
        <mtr>
          <mtd>
            <mrow>
              <mrow>
                <msub>
                  <mi>a</mi>
                  <mn>1</mn>
                </msub>
                <mo stretchy="false">=</mo>
                <mfrac>
                  <mrow>
                    <mo stretchy="false">(</mo>
                    <mrow>
                      <msub>
                        <mi>x</mi>
                        <mn>1</mn>
                      </msub>
                    </mrow>
                    <mo stretchy="false">)</mo>
                  </mrow>
                  <mrow>
                    <mo stretchy="false">(</mo>
                    <mrow>
                      <msup>
                        <mi>B</mi>
                        <mi>m</mi>
                      </msup>
                    </mrow>
                    <mo stretchy="false">)</mo>
                  </mrow>
                </mfrac>
              </mrow>
            </mrow>
          </mtd>
        </mtr>
        <mtr>
          <mtd>
            <mrow>
              <mrow>
                <msub>
                  <mi>a</mi>
                  <mn>0</mn>
                </msub>
                <mo stretchy="false">=</mo>
                <mfrac>
                  <mrow>
                    <mo stretchy="false">(</mo>
                    <mrow>
                      <msub>
                        <mi>x</mi>
                        <mn>0</mn>
                      </msub>
                    </mrow>
                    <mo stretchy="false">)</mo>
                  </mrow>
                  <mrow>
                    <mo stretchy="false">(</mo>
                    <mrow>
                      <msup>
                        <mi>B</mi>
                        <mi>o</mi>
                      </msup>
                    </mrow>
                    <mo stretchy="false">)</mo>
                  </mrow>
                </mfrac>
              </mrow>
            </mrow>
          </mtd>
        </mtr>
        <mtr>
          <mtd>
            <mrow>
              <mrow>
                <msub>
                  <mi>b</mi>
                  <mn>1</mn>
                </msub>
                <mo stretchy="false">=</mo>
                <mfrac>
                  <mrow>
                    <mo stretchy="false">(</mo>
                    <mrow>
                      <msub>
                        <mi>y</mi>
                        <mn>1</mn>
                      </msub>
                    </mrow>
                    <mo stretchy="false">)</mo>
                  </mrow>
                  <mrow>
                    <mo stretchy="false">(</mo>
                    <mrow>
                      <msup>
                        <mi>B</mi>
                        <mi>m</mi>
                      </msup>
                    </mrow>
                    <mo stretchy="false">)</mo>
                  </mrow>
                </mfrac>
              </mrow>
            </mrow>
          </mtd>
        </mtr>
        <mtr>
          <mtd>
            <mrow>
              <mrow>
                <msub>
                  <mi>b</mi>
                  <mn>0</mn>
                </msub>
                <mo stretchy="false">=</mo>
                <mfrac>
                  <mrow>
                    <mo stretchy="false">(</mo>
                    <mrow>
                      <msub>
                        <mi>y</mi>
                        <mn>0</mn>
                      </msub>
                    </mrow>
                    <mo stretchy="false">)</mo>
                  </mrow>
                  <mrow>
                    <mo stretchy="false">(</mo>
                    <mrow>
                      <msup>
                        <mi>B</mi>
                        <mi>o</mi>
                      </msup>
                    </mrow>
                    <mo stretchy="false">)</mo>
                  </mrow>
                </mfrac>
              </mrow>
            </mrow>
          </mtd>
        </mtr>
        <mtr>
          <mtd>
            <mrow>
              <mrow>
                <mi>c</mi>
                <mo stretchy="false">=</mo>
                <mfrac>
                  <mrow>
                    <mo stretchy="false">(</mo>
                    <mrow>
                      <msup>
                        <mi>B</mi>
                        <mi>o</mi>
                      </msup>
                    </mrow>
                    <mo stretchy="false">)</mo>
                  </mrow>
                  <mrow>
                    <mo stretchy="false">(</mo>
                    <mrow>
                      <msup>
                        <mi>B</mi>
                        <mi>m</mi>
                      </msup>
                    </mrow>
                    <mo stretchy="false">)</mo>
                  </mrow>
                </mfrac>
              </mrow>
              <mrow>
                <mrow>
                  <mo stretchy="false">(</mo>
                  <mrow>
                    <msub>
                      <mi>a</mi>
                      <mn>0</mn>
                    </msub>
                  </mrow>
                  <mo stretchy="false">)</mo>
                </mrow>
                <mo stretchy="false">=</mo>
                <mfrac>
                  <mrow>
                    <mo stretchy="false">(</mo>
                    <mrow>
                      <msup>
                        <mi>B</mi>
                        <mi>o</mi>
                      </msup>
                    </mrow>
                    <mo stretchy="false">)</mo>
                  </mrow>
                  <mrow>
                    <mo stretchy="false">(</mo>
                    <mrow>
                      <msup>
                        <mi>B</mi>
                        <mi>m</mi>
                      </msup>
                    </mrow>
                    <mo stretchy="false">)</mo>
                  </mrow>
                </mfrac>
              </mrow>
              <mrow>
                <mfrac>
                  <mrow>
                    <mo stretchy="false">(</mo>
                    <mrow>
                      <msub>
                        <mi>x</mi>
                        <mn>0</mn>
                      </msub>
                    </mrow>
                    <mo stretchy="false">)</mo>
                  </mrow>
                  <mrow>
                    <mo stretchy="false">(</mo>
                    <mrow>
                      <msup>
                        <mi>B</mi>
                        <mi>o</mi>
                      </msup>
                    </mrow>
                    <mo stretchy="false">)</mo>
                  </mrow>
                </mfrac>
                <mo stretchy="false">=</mo>
                <mfrac>
                  <mrow>
                    <mo stretchy="false">(</mo>
                    <mrow>
                      <msub>
                        <mi>x</mi>
                        <mn>0</mn>
                      </msub>
                    </mrow>
                    <mo stretchy="false">)</mo>
                  </mrow>
                  <mrow>
                    <mo stretchy="false">(</mo>
                    <mrow>
                      <msup>
                        <mi>B</mi>
                        <mi>m</mi>
                      </msup>
                    </mrow>
                    <mo stretchy="false">)</mo>
                  </mrow>
                </mfrac>
              </mrow>
            </mrow>
          </mtd>
        </mtr>
        <mtr>
          <mtd>
            <mrow>
              <mrow>
                <mi>d</mi>
                <mo stretchy="false">=</mo>
                <mfrac>
                  <mrow>
                    <mo stretchy="false">(</mo>
                    <mrow>
                      <msup>
                        <mi>B</mi>
                        <mi>o</mi>
                      </msup>
                    </mrow>
                    <mo stretchy="false">)</mo>
                  </mrow>
                  <mrow>
                    <mo stretchy="false">(</mo>
                    <mrow>
                      <msup>
                        <mi>B</mi>
                        <mi>m</mi>
                      </msup>
                    </mrow>
                    <mo stretchy="false">)</mo>
                  </mrow>
                </mfrac>
              </mrow>
              <mrow>
                <mrow>
                  <mo stretchy="false">(</mo>
                  <mrow>
                    <msub>
                      <mi>b</mi>
                      <mn>0</mn>
                    </msub>
                  </mrow>
                  <mo stretchy="false">)</mo>
                </mrow>
                <mo stretchy="false">=</mo>
                <mfrac>
                  <mrow>
                    <mo stretchy="false">(</mo>
                    <mrow>
                      <msup>
                        <mi>B</mi>
                        <mi>o</mi>
                      </msup>
                    </mrow>
                    <mo stretchy="false">)</mo>
                  </mrow>
                  <mrow>
                    <mo stretchy="false">(</mo>
                    <mrow>
                      <msup>
                        <mi>B</mi>
                        <mi>m</mi>
                      </msup>
                    </mrow>
                    <mo stretchy="false">)</mo>
                  </mrow>
                </mfrac>
              </mrow>
              <mrow>
                <mfrac>
                  <mrow>
                    <mo stretchy="false">(</mo>
                    <mrow>
                      <msub>
                        <mi>y</mi>
                        <mn>0</mn>
                      </msub>
                    </mrow>
                    <mo stretchy="false">)</mo>
                  </mrow>
                  <mrow>
                    <mo stretchy="false">(</mo>
                    <mrow>
                      <msup>
                        <mi>B</mi>
                        <mi>o</mi>
                      </msup>
                    </mrow>
                    <mo stretchy="false">)</mo>
                  </mrow>
                </mfrac>
                <mo stretchy="false">=</mo>
                <mfrac>
                  <mrow>
                    <mo stretchy="false">(</mo>
                    <mrow>
                      <msub>
                        <mi>y</mi>
                        <mn>0</mn>
                      </msub>
                    </mrow>
                    <mo stretchy="false">)</mo>
                  </mrow>
                  <mrow>
                    <mo stretchy="false">(</mo>
                    <mrow>
                      <msup>
                        <mi>B</mi>
                        <mi>m</mi>
                      </msup>
                    </mrow>
                    <mo stretchy="false">)</mo>
                  </mrow>
                </mfrac>
              </mrow>
            </mrow>
          </mtd>
        </mtr>
      </mtable>
      <mtable>
        <mtr>
          <mtd>
            <mrow>
              <mrow>
                <mi mathvariant="italic">xy</mi>
                <mo stretchy="false">=</mo>
                <mrow>
                  <mo stretchy="false">(</mo>
                  <mrow>
                    <mrow>
                      <mfrac>
                        <mrow>
                          <mo stretchy="false">(</mo>
                          <mrow>
                            <msub>
                              <mi>x</mi>
                              <mn>1</mn>
                            </msub>
                          </mrow>
                          <mo stretchy="false">)</mo>
                        </mrow>
                        <mrow>
                          <mo stretchy="false">(</mo>
                          <mrow>
                            <msup>
                              <mi>B</mi>
                              <mi>m</mi>
                            </msup>
                          </mrow>
                          <mo stretchy="false">)</mo>
                        </mrow>
                      </mfrac>
                      <mo stretchy="false">+</mo>
                      <mfrac>
                        <mrow>
                          <mo stretchy="false">(</mo>
                          <mrow>
                            <msub>
                              <mi>x</mi>
                              <mn>0</mn>
                            </msub>
                          </mrow>
                          <mo stretchy="false">)</mo>
                        </mrow>
                        <mrow>
                          <mo stretchy="false">(</mo>
                          <mrow>
                            <msup>
                              <mi>B</mi>
                              <mi>o</mi>
                            </msup>
                          </mrow>
                          <mo stretchy="false">)</mo>
                        </mrow>
                      </mfrac>
                    </mrow>
                  </mrow>
                  <mo stretchy="false">)</mo>
                </mrow>
              </mrow>
              <mrow>
                <mo stretchy="false">(</mo>
                <mrow>
                  <mrow>
                    <mfrac>
                      <mrow>
                        <mo stretchy="false">(</mo>
                        <mrow>
                          <msub>
                            <mi>y</mi>
                            <mn>1</mn>
                          </msub>
                        </mrow>
                        <mo stretchy="false">)</mo>
                      </mrow>
                      <mrow>
                        <mo stretchy="false">(</mo>
                        <mrow>
                          <msup>
                            <mi>B</mi>
                            <mi>m</mi>
                          </msup>
                        </mrow>
                        <mo stretchy="false">)</mo>
                      </mrow>
                    </mfrac>
                    <mo stretchy="false">+</mo>
                    <mfrac>
                      <mrow>
                        <mo stretchy="false">(</mo>
                        <mrow>
                          <msub>
                            <mi>y</mi>
                            <mn>0</mn>
                          </msub>
                        </mrow>
                        <mo stretchy="false">)</mo>
                      </mrow>
                      <mrow>
                        <mo stretchy="false">(</mo>
                        <mrow>
                          <msup>
                            <mi>B</mi>
                            <mi>o</mi>
                          </msup>
                        </mrow>
                        <mo stretchy="false">)</mo>
                      </mrow>
                    </mfrac>
                  </mrow>
                </mrow>
                <mo stretchy="false">)</mo>
              </mrow>
            </mrow>
          </mtd>
        </mtr>
        <mtr>
          <mtd>
            <mrow>
              <mrow>
                <mi mathvariant="italic">xy</mi>
                <mo stretchy="false">=</mo>
                <mrow>
                  <mo stretchy="false">(</mo>
                  <mrow>
                    <mrow>
                      <msub>
                        <mi>a</mi>
                        <mn>1</mn>
                      </msub>
                      <mo stretchy="false">+</mo>
                      <msub>
                        <mi>a</mi>
                        <mn>0</mn>
                      </msub>
                    </mrow>
                  </mrow>
                  <mo stretchy="false">)</mo>
                </mrow>
              </mrow>
              <mrow>
                <mo stretchy="false">(</mo>
                <mrow>
                  <mrow>
                    <msub>
                      <mi>b</mi>
                      <mn>1</mn>
                    </msub>
                    <mo stretchy="false">+</mo>
                    <msub>
                      <mi>b</mi>
                      <mn>0</mn>
                    </msub>
                  </mrow>
                </mrow>
                <mo stretchy="false">)</mo>
              </mrow>
            </mrow>
          </mtd>
        </mtr>
        <mtr>
          <mtd>
            <mrow>
              <mrow>
                <msub>
                  <mi>z</mi>
                  <mn>1</mn>
                </msub>
                <mo stretchy="false">=</mo>
                <mfrac>
                  <mrow>
                    <mo stretchy="false">(</mo>
                    <mrow>
                      <mrow>
                        <mo stretchy="false">(</mo>
                        <mrow>
                          <mrow>
                            <msub>
                              <mi>x</mi>
                              <mn>1</mn>
                            </msub>
                            <mo stretchy="false">+</mo>
                            <msub>
                              <mi>x</mi>
                              <mn>0</mn>
                            </msub>
                          </mrow>
                        </mrow>
                        <mo stretchy="false">)</mo>
                      </mrow>
                      <mrow>
                        <mrow>
                          <mrow>
                            <mo stretchy="false">(</mo>
                            <mrow>
                              <mrow>
                                <msub>
                                  <mi>y</mi>
                                  <mn>1</mn>
                                </msub>
                                <mo stretchy="false">+</mo>
                                <msub>
                                  <mi>y</mi>
                                  <mn>0</mn>
                                </msub>
                              </mrow>
                            </mrow>
                            <mo stretchy="false">)</mo>
                          </mrow>
                          <mo stretchy="false">−</mo>
                          <mrow>
                            <msub>
                              <mi>x</mi>
                              <mn>1</mn>
                            </msub>
                            <mo stretchy="false">∗</mo>
                            <msub>
                              <mi>y</mi>
                              <mn>1</mn>
                            </msub>
                          </mrow>
                        </mrow>
                        <mo stretchy="false">−</mo>
                        <mrow>
                          <msub>
                            <mi>x</mi>
                            <mn>0</mn>
                          </msub>
                          <mo stretchy="false">∗</mo>
                          <msub>
                            <mi>y</mi>
                            <mn>0</mn>
                          </msub>
                        </mrow>
                      </mrow>
                    </mrow>
                    <mo stretchy="false">)</mo>
                  </mrow>
                  <mrow>
                    <mo stretchy="false">(</mo>
                    <mrow>
                      <msup>
                        <mi>B</mi>
                        <mrow>
                          <mo stretchy="false">(</mo>
                          <mrow>
                            <mrow>
                              <mi>m</mi>
                              <mo stretchy="false">+</mo>
                              <mi>o</mi>
                            </mrow>
                          </mrow>
                          <mo stretchy="false">)</mo>
                        </mrow>
                      </msup>
                    </mrow>
                    <mo stretchy="false">)</mo>
                  </mrow>
                </mfrac>
              </mrow>
            </mrow>
          </mtd>
        </mtr>
        <mtr>
          <mtd>
            <mrow>
              <mrow>
                <msub>
                  <mi>z</mi>
                  <mn>1</mn>
                </msub>
                <mo stretchy="false">=</mo>
                <mrow>
                  <mrow>
                    <mfrac>
                      <mrow>
                        <mo stretchy="false">(</mo>
                        <mrow>
                          <mrow>
                            <mo stretchy="false">(</mo>
                            <mrow>
                              <mrow>
                                <msub>
                                  <mi>x</mi>
                                  <mn>1</mn>
                                </msub>
                                <mo stretchy="false">+</mo>
                                <msub>
                                  <mi>x</mi>
                                  <mn>0</mn>
                                </msub>
                              </mrow>
                            </mrow>
                            <mo stretchy="false">)</mo>
                          </mrow>
                          <mrow>
                            <mo stretchy="false">(</mo>
                            <mrow>
                              <mrow>
                                <msub>
                                  <mi>y</mi>
                                  <mn>1</mn>
                                </msub>
                                <mo stretchy="false">+</mo>
                                <msub>
                                  <mi>y</mi>
                                  <mn>0</mn>
                                </msub>
                              </mrow>
                            </mrow>
                            <mo stretchy="false">)</mo>
                          </mrow>
                        </mrow>
                        <mo stretchy="false">)</mo>
                      </mrow>
                      <mrow>
                        <mo stretchy="false">(</mo>
                        <mrow>
                          <msup>
                            <mi>B</mi>
                            <mrow>
                              <mo stretchy="false">(</mo>
                              <mrow>
                                <mrow>
                                  <mi>m</mi>
                                  <mo stretchy="false">+</mo>
                                  <mi>o</mi>
                                </mrow>
                              </mrow>
                              <mo stretchy="false">)</mo>
                            </mrow>
                          </msup>
                        </mrow>
                        <mo stretchy="false">)</mo>
                      </mrow>
                    </mfrac>
                    <mo stretchy="false">−</mo>
                    <mfrac>
                      <mrow>
                        <mo stretchy="false">(</mo>
                        <mrow>
                          <mrow>
                            <msub>
                              <mi>x</mi>
                              <mn>1</mn>
                            </msub>
                            <mo stretchy="false">∗</mo>
                            <msub>
                              <mi>y</mi>
                              <mn>1</mn>
                            </msub>
                          </mrow>
                        </mrow>
                        <mo stretchy="false">)</mo>
                      </mrow>
                      <mrow>
                        <mo stretchy="false">(</mo>
                        <mrow>
                          <msup>
                            <mi>B</mi>
                            <mrow>
                              <mo stretchy="false">(</mo>
                              <mrow>
                                <mrow>
                                  <mi>m</mi>
                                  <mo stretchy="false">+</mo>
                                  <mi>o</mi>
                                </mrow>
                              </mrow>
                              <mo stretchy="false">)</mo>
                            </mrow>
                          </msup>
                        </mrow>
                        <mo stretchy="false">)</mo>
                      </mrow>
                    </mfrac>
                  </mrow>
                  <mo stretchy="false">−</mo>
                  <mfrac>
                    <mrow>
                      <mo stretchy="false">(</mo>
                      <mrow>
                        <mrow>
                          <msub>
                            <mi>x</mi>
                            <mn>0</mn>
                          </msub>
                          <mo stretchy="false">∗</mo>
                          <msub>
                            <mi>y</mi>
                            <mn>0</mn>
                          </msub>
                        </mrow>
                      </mrow>
                      <mo stretchy="false">)</mo>
                    </mrow>
                    <mrow>
                      <mo stretchy="false">(</mo>
                      <mrow>
                        <msup>
                          <mi>B</mi>
                          <mrow>
                            <mo stretchy="false">(</mo>
                            <mrow>
                              <mrow>
                                <mi>m</mi>
                                <mo stretchy="false">+</mo>
                                <mi>o</mi>
                              </mrow>
                            </mrow>
                            <mo stretchy="false">)</mo>
                          </mrow>
                        </msup>
                      </mrow>
                      <mo stretchy="false">)</mo>
                    </mrow>
                  </mfrac>
                </mrow>
              </mrow>
            </mrow>
          </mtd>
        </mtr>
        <mtr>
          <mtd>
            <mrow>
              <mrow>
                <mi>a</mi>
                <mo stretchy="false">=</mo>
                <msub>
                  <mi>a</mi>
                  <mn>1</mn>
                </msub>
              </mrow>
            </mrow>
          </mtd>
        </mtr>
        <mtr>
          <mtd>
            <mrow>
              <mrow>
                <mi>b</mi>
                <mo stretchy="false">=</mo>
                <msub>
                  <mi>b</mi>
                  <mn>1</mn>
                </msub>
              </mrow>
            </mrow>
          </mtd>
        </mtr>
        <mtr>
          <mtd>
            <mrow>
              <mrow>
                <msub>
                  <mi>z</mi>
                  <mn>1</mn>
                </msub>
                <mo stretchy="false">=</mo>
                <mrow>
                  <mrow>
                    <mfrac>
                      <mrow>
                        <mo stretchy="false">(</mo>
                        <mrow>
                          <mrow>
                            <mo stretchy="false">(</mo>
                            <mrow>
                              <mrow>
                                <mrow>
                                  <mi>a</mi>
                                  <mo stretchy="false">∗</mo>
                                  <msup>
                                    <mi>B</mi>
                                    <mi>m</mi>
                                  </msup>
                                </mrow>
                                <mo stretchy="false">+</mo>
                                <mrow>
                                  <mi>c</mi>
                                  <mo stretchy="false">∗</mo>
                                  <msup>
                                    <mi>B</mi>
                                    <mi>m</mi>
                                  </msup>
                                </mrow>
                              </mrow>
                            </mrow>
                            <mo stretchy="false">)</mo>
                          </mrow>
                          <mrow>
                            <mo stretchy="false">(</mo>
                            <mrow>
                              <mrow>
                                <mrow>
                                  <mi>b</mi>
                                  <mo stretchy="false">∗</mo>
                                  <msup>
                                    <mi>B</mi>
                                    <mi>m</mi>
                                  </msup>
                                </mrow>
                                <mo stretchy="false">+</mo>
                                <mrow>
                                  <mi>d</mi>
                                  <mo stretchy="false">∗</mo>
                                  <msup>
                                    <mi>B</mi>
                                    <mi>m</mi>
                                  </msup>
                                </mrow>
                              </mrow>
                            </mrow>
                            <mo stretchy="false">)</mo>
                          </mrow>
                        </mrow>
                        <mo stretchy="false">)</mo>
                      </mrow>
                      <mrow>
                        <mo stretchy="false">(</mo>
                        <mrow>
                          <msup>
                            <mi>B</mi>
                            <mrow>
                              <mo stretchy="false">(</mo>
                              <mrow>
                                <mrow>
                                  <mi>m</mi>
                                  <mo stretchy="false">+</mo>
                                  <mi>o</mi>
                                </mrow>
                              </mrow>
                              <mo stretchy="false">)</mo>
                            </mrow>
                          </msup>
                        </mrow>
                        <mo stretchy="false">)</mo>
                      </mrow>
                    </mfrac>
                    <mo stretchy="false">−</mo>
                    <mfrac>
                      <mrow>
                        <mo stretchy="false">(</mo>
                        <mrow>
                          <mrow>
                            <mrow>
                              <mrow>
                                <mi>a</mi>
                                <mo stretchy="false">∗</mo>
                                <msup>
                                  <mi>B</mi>
                                  <mi>m</mi>
                                </msup>
                              </mrow>
                              <mo stretchy="false">∗</mo>
                              <mi>b</mi>
                            </mrow>
                            <mo stretchy="false">∗</mo>
                            <msup>
                              <mi>B</mi>
                              <mi>m</mi>
                            </msup>
                          </mrow>
                        </mrow>
                        <mo stretchy="false">)</mo>
                      </mrow>
                      <mrow>
                        <mo stretchy="false">(</mo>
                        <mrow>
                          <msup>
                            <mi>B</mi>
                            <mrow>
                              <mo stretchy="false">(</mo>
                              <mrow>
                                <mrow>
                                  <mi>m</mi>
                                  <mo stretchy="false">+</mo>
                                  <mi>o</mi>
                                </mrow>
                              </mrow>
                              <mo stretchy="false">)</mo>
                            </mrow>
                          </msup>
                        </mrow>
                        <mo stretchy="false">)</mo>
                      </mrow>
                    </mfrac>
                  </mrow>
                  <mo stretchy="false">−</mo>
                  <mfrac>
                    <mrow>
                      <mo stretchy="false">(</mo>
                      <mrow>
                        <mrow>
                          <mrow>
                            <mrow>
                              <mi>c</mi>
                              <mo stretchy="false">∗</mo>
                              <msup>
                                <mi>B</mi>
                                <mi>m</mi>
                              </msup>
                            </mrow>
                            <mo stretchy="false">∗</mo>
                            <mi>d</mi>
                          </mrow>
                          <mo stretchy="false">∗</mo>
                          <msup>
                            <mi>B</mi>
                            <mi>m</mi>
                          </msup>
                        </mrow>
                      </mrow>
                      <mo stretchy="false">)</mo>
                    </mrow>
                    <mrow>
                      <mo stretchy="false">(</mo>
                      <mrow>
                        <msup>
                          <mi>B</mi>
                          <mrow>
                            <mo stretchy="false">(</mo>
                            <mrow>
                              <mrow>
                                <mi>m</mi>
                                <mo stretchy="false">+</mo>
                                <mi>o</mi>
                              </mrow>
                            </mrow>
                            <mo stretchy="false">)</mo>
                          </mrow>
                        </msup>
                      </mrow>
                      <mo stretchy="false">)</mo>
                    </mrow>
                  </mfrac>
                </mrow>
              </mrow>
            </mrow>
          </mtd>
        </mtr>
        <mtr>
          <mtd>
            <mrow>
              <mrow>
                <msub>
                  <mi>z</mi>
                  <mn>1</mn>
                </msub>
                <mo stretchy="false">=</mo>
                <mrow>
                  <mrow>
                    <mfrac>
                      <mrow>
                        <mo stretchy="false">(</mo>
                        <mrow>
                          <msup>
                            <mi>B</mi>
                            <mrow>
                              <mo stretchy="false">(</mo>
                              <mrow>
                                <mn>2m</mn>
                              </mrow>
                              <mo stretchy="false">)</mo>
                            </mrow>
                          </msup>
                          <mrow>
                            <mo stretchy="false">(</mo>
                            <mrow>
                              <mrow>
                                <mi>a</mi>
                                <mo stretchy="false">+</mo>
                                <mi>c</mi>
                              </mrow>
                            </mrow>
                            <mo stretchy="false">)</mo>
                          </mrow>
                          <mrow>
                            <mo stretchy="false">(</mo>
                            <mrow>
                              <mrow>
                                <mi>b</mi>
                                <mo stretchy="false">+</mo>
                                <mi>d</mi>
                              </mrow>
                            </mrow>
                            <mo stretchy="false">)</mo>
                          </mrow>
                        </mrow>
                        <mo stretchy="false">)</mo>
                      </mrow>
                      <mrow>
                        <mo stretchy="false">(</mo>
                        <mrow>
                          <msup>
                            <mi>B</mi>
                            <mrow>
                              <mo stretchy="false">(</mo>
                              <mrow>
                                <mrow>
                                  <mi>m</mi>
                                  <mo stretchy="false">+</mo>
                                  <mi>o</mi>
                                </mrow>
                              </mrow>
                              <mo stretchy="false">)</mo>
                            </mrow>
                          </msup>
                        </mrow>
                        <mo stretchy="false">)</mo>
                      </mrow>
                    </mfrac>
                    <mo stretchy="false">−</mo>
                    <mfrac>
                      <mrow>
                        <mo stretchy="false">(</mo>
                        <mrow>
                          <mrow>
                            <mrow>
                              <mi>a</mi>
                              <mo stretchy="false">∗</mo>
                              <mi>b</mi>
                            </mrow>
                            <mo stretchy="false">∗</mo>
                            <msup>
                              <mi>B</mi>
                              <mn>2m</mn>
                            </msup>
                          </mrow>
                        </mrow>
                        <mo stretchy="false">)</mo>
                      </mrow>
                      <mrow>
                        <mo stretchy="false">(</mo>
                        <mrow>
                          <msup>
                            <mi>B</mi>
                            <mrow>
                              <mo stretchy="false">(</mo>
                              <mrow>
                                <mrow>
                                  <mi>m</mi>
                                  <mo stretchy="false">+</mo>
                                  <mi>o</mi>
                                </mrow>
                              </mrow>
                              <mo stretchy="false">)</mo>
                            </mrow>
                          </msup>
                        </mrow>
                        <mo stretchy="false">)</mo>
                      </mrow>
                    </mfrac>
                  </mrow>
                  <mo stretchy="false">−</mo>
                  <mfrac>
                    <mrow>
                      <mo stretchy="false">(</mo>
                      <mrow>
                        <mrow>
                          <mrow>
                            <mi>c</mi>
                            <mo stretchy="false">∗</mo>
                            <mi>d</mi>
                          </mrow>
                          <mo stretchy="false">∗</mo>
                          <msup>
                            <mi>B</mi>
                            <mn>2m</mn>
                          </msup>
                        </mrow>
                      </mrow>
                      <mo stretchy="false">)</mo>
                    </mrow>
                    <mrow>
                      <mo stretchy="false">(</mo>
                      <mrow>
                        <msup>
                          <mi>B</mi>
                          <mrow>
                            <mo stretchy="false">(</mo>
                            <mrow>
                              <mrow>
                                <mi>m</mi>
                                <mo stretchy="false">+</mo>
                                <mi>o</mi>
                              </mrow>
                            </mrow>
                            <mo stretchy="false">)</mo>
                          </mrow>
                        </msup>
                      </mrow>
                      <mo stretchy="false">)</mo>
                    </mrow>
                  </mfrac>
                </mrow>
              </mrow>
            </mrow>
          </mtd>
        </mtr>
        <mtr>
          <mtd>
            <mrow>
              <mrow>
                <msub>
                  <mi>z</mi>
                  <mn>1</mn>
                </msub>
                <mo stretchy="false">=</mo>
                <mrow>
                  <mo stretchy="false">(</mo>
                  <mrow>
                    <mrow>
                      <mi>a</mi>
                      <mo stretchy="false">+</mo>
                      <mi>c</mi>
                    </mrow>
                  </mrow>
                  <mo stretchy="false">)</mo>
                </mrow>
              </mrow>
              <mrow>
                <mrow>
                  <mrow>
                    <mrow>
                      <mo stretchy="false">(</mo>
                      <mrow>
                        <mrow>
                          <mi>b</mi>
                          <mo stretchy="false">+</mo>
                          <mi>d</mi>
                        </mrow>
                      </mrow>
                      <mo stretchy="false">)</mo>
                    </mrow>
                    <mo stretchy="false">∗</mo>
                    <mrow>
                      <mo stretchy="false">(</mo>
                      <mrow>
                        <mfrac>
                          <mrow>
                            <mo stretchy="false">(</mo>
                            <mrow>
                              <msup>
                                <mi>B</mi>
                                <mrow>
                                  <mo stretchy="false">(</mo>
                                  <mrow>
                                    <mn>2m</mn>
                                  </mrow>
                                  <mo stretchy="false">)</mo>
                                </mrow>
                              </msup>
                            </mrow>
                            <mo stretchy="false">)</mo>
                          </mrow>
                          <mrow>
                            <mo stretchy="false">(</mo>
                            <mrow>
                              <msup>
                                <mi>B</mi>
                                <mrow>
                                  <mo stretchy="false">(</mo>
                                  <mrow>
                                    <mrow>
                                      <mi>m</mi>
                                      <mo stretchy="false">+</mo>
                                      <mi>o</mi>
                                    </mrow>
                                  </mrow>
                                  <mo stretchy="false">)</mo>
                                </mrow>
                              </msup>
                            </mrow>
                            <mo stretchy="false">)</mo>
                          </mrow>
                        </mfrac>
                      </mrow>
                      <mo stretchy="false">)</mo>
                    </mrow>
                  </mrow>
                  <mo stretchy="false">−</mo>
                  <mrow>
                    <mrow>
                      <mo stretchy="false">(</mo>
                      <mrow>
                        <mrow>
                          <mi>a</mi>
                          <mo stretchy="false">∗</mo>
                          <mi>b</mi>
                        </mrow>
                      </mrow>
                      <mo stretchy="false">)</mo>
                    </mrow>
                    <mo stretchy="false">∗</mo>
                    <mrow>
                      <mo stretchy="false">(</mo>
                      <mrow>
                        <mfrac>
                          <mrow>
                            <mo stretchy="false">(</mo>
                            <mrow>
                              <msup>
                                <mi>B</mi>
                                <mn>2m</mn>
                              </msup>
                            </mrow>
                            <mo stretchy="false">)</mo>
                          </mrow>
                          <mrow>
                            <mo stretchy="false">(</mo>
                            <mrow>
                              <msup>
                                <mi>B</mi>
                                <mrow>
                                  <mo stretchy="false">(</mo>
                                  <mrow>
                                    <mrow>
                                      <mi>m</mi>
                                      <mo stretchy="false">+</mo>
                                      <mi>o</mi>
                                    </mrow>
                                  </mrow>
                                  <mo stretchy="false">)</mo>
                                </mrow>
                              </msup>
                            </mrow>
                            <mo stretchy="false">)</mo>
                          </mrow>
                        </mfrac>
                      </mrow>
                      <mo stretchy="false">)</mo>
                    </mrow>
                  </mrow>
                </mrow>
                <mo stretchy="false">−</mo>
                <mrow>
                  <mrow>
                    <mo stretchy="false">(</mo>
                    <mrow>
                      <mrow>
                        <mi>c</mi>
                        <mo stretchy="false">∗</mo>
                        <mi>d</mi>
                      </mrow>
                    </mrow>
                    <mo stretchy="false">)</mo>
                  </mrow>
                  <mo stretchy="false">∗</mo>
                  <mrow>
                    <mo stretchy="false">(</mo>
                    <mrow>
                      <mfrac>
                        <mrow>
                          <mo stretchy="false">(</mo>
                          <mrow>
                            <msup>
                              <mi>B</mi>
                              <mn>2m</mn>
                            </msup>
                          </mrow>
                          <mo stretchy="false">)</mo>
                        </mrow>
                        <mrow>
                          <mo stretchy="false">(</mo>
                          <mrow>
                            <msup>
                              <mi>B</mi>
                              <mrow>
                                <mo stretchy="false">(</mo>
                                <mrow>
                                  <mrow>
                                    <mi>m</mi>
                                    <mo stretchy="false">+</mo>
                                    <mi>o</mi>
                                  </mrow>
                                </mrow>
                                <mo stretchy="false">)</mo>
                              </mrow>
                            </msup>
                          </mrow>
                          <mo stretchy="false">)</mo>
                        </mrow>
                      </mfrac>
                    </mrow>
                    <mo stretchy="false">)</mo>
                  </mrow>
                </mrow>
              </mrow>
            </mrow>
          </mtd>
        </mtr>
        <mtr>
          <mtd>
            <mrow>
              <mrow>
                <msub>
                  <mi>z</mi>
                  <mn>1</mn>
                </msub>
                <mo stretchy="false">=</mo>
                <mrow>
                  <mo stretchy="false">(</mo>
                  <mrow>
                    <mfrac>
                      <mrow>
                        <mo stretchy="false">(</mo>
                        <mrow>
                          <msup>
                            <mi>B</mi>
                            <mn>2m</mn>
                          </msup>
                        </mrow>
                        <mo stretchy="false">)</mo>
                      </mrow>
                      <mrow>
                        <mo stretchy="false">(</mo>
                        <mrow>
                          <msup>
                            <mi>B</mi>
                            <mrow>
                              <mo stretchy="false">(</mo>
                              <mrow>
                                <mrow>
                                  <mi>m</mi>
                                  <mo stretchy="false">+</mo>
                                  <mi>o</mi>
                                </mrow>
                              </mrow>
                              <mo stretchy="false">)</mo>
                            </mrow>
                          </msup>
                        </mrow>
                        <mo stretchy="false">)</mo>
                      </mrow>
                    </mfrac>
                  </mrow>
                  <mo stretchy="false">)</mo>
                </mrow>
              </mrow>
              <mrow>
                <mo stretchy="false">(</mo>
                <mrow>
                  <mrow>
                    <mo stretchy="false">(</mo>
                    <mrow>
                      <mrow>
                        <mi>a</mi>
                        <mo stretchy="false">+</mo>
                        <mi>c</mi>
                      </mrow>
                    </mrow>
                    <mo stretchy="false">)</mo>
                  </mrow>
                  <mrow>
                    <mrow>
                      <mrow>
                        <mo stretchy="false">(</mo>
                        <mrow>
                          <mrow>
                            <mi>b</mi>
                            <mo stretchy="false">+</mo>
                            <mi>d</mi>
                          </mrow>
                        </mrow>
                        <mo stretchy="false">)</mo>
                      </mrow>
                      <mo stretchy="false">−</mo>
                      <mrow>
                        <mi>a</mi>
                        <mo stretchy="false">∗</mo>
                        <mi>b</mi>
                      </mrow>
                    </mrow>
                    <mo stretchy="false">−</mo>
                    <mrow>
                      <mi>c</mi>
                      <mo stretchy="false">∗</mo>
                      <mi>d</mi>
                    </mrow>
                  </mrow>
                </mrow>
                <mo stretchy="false">)</mo>
              </mrow>
            </mrow>
          </mtd>
        </mtr>
      </mtable>
      <mtable>
        <mtr>
          <mtd>
            <mrow>
              <mrow>
                <msub>
                  <mi>z</mi>
                  <mn>1</mn>
                </msub>
                <mo stretchy="false">=</mo>
                <mrow>
                  <mo stretchy="false">(</mo>
                  <mrow>
                    <mfrac>
                      <mrow>
                        <mo stretchy="false">(</mo>
                        <mrow>
                          <msup>
                            <mi>B</mi>
                            <mn>2m</mn>
                          </msup>
                        </mrow>
                        <mo stretchy="false">)</mo>
                      </mrow>
                      <mrow>
                        <mo stretchy="false">(</mo>
                        <mrow>
                          <msup>
                            <mi>B</mi>
                            <mrow>
                              <mo stretchy="false">(</mo>
                              <mrow>
                                <mrow>
                                  <mi>m</mi>
                                  <mo stretchy="false">+</mo>
                                  <mi>o</mi>
                                </mrow>
                              </mrow>
                              <mo stretchy="false">)</mo>
                            </mrow>
                          </msup>
                        </mrow>
                        <mo stretchy="false">)</mo>
                      </mrow>
                    </mfrac>
                  </mrow>
                  <mo stretchy="false">)</mo>
                </mrow>
              </mrow>
              <mrow>
                <mo stretchy="false">(</mo>
                <mrow>
                  <mrow>
                    <mo stretchy="false">(</mo>
                    <mrow>
                      <mrow>
                        <mi>a</mi>
                        <mo stretchy="false">+</mo>
                        <mi>c</mi>
                      </mrow>
                    </mrow>
                    <mo stretchy="false">)</mo>
                  </mrow>
                  <mrow>
                    <mrow>
                      <mrow>
                        <mo stretchy="false">(</mo>
                        <mrow>
                          <mrow>
                            <mi>b</mi>
                            <mo stretchy="false">+</mo>
                            <mi>d</mi>
                          </mrow>
                        </mrow>
                        <mo stretchy="false">)</mo>
                      </mrow>
                      <mo stretchy="false">−</mo>
                      <mrow>
                        <mi>a</mi>
                        <mo stretchy="false">∗</mo>
                        <mi>b</mi>
                      </mrow>
                    </mrow>
                    <mo stretchy="false">−</mo>
                    <mrow>
                      <mi>c</mi>
                      <mo stretchy="false">∗</mo>
                      <mi>d</mi>
                    </mrow>
                  </mrow>
                </mrow>
                <mo stretchy="false">)</mo>
              </mrow>
            </mrow>
          </mtd>
        </mtr>
        <mtr>
          <mtd>
            <mrow>
              <mrow>
                <msub>
                  <mi>z</mi>
                  <mn>1</mn>
                </msub>
                <mo stretchy="false">=</mo>
                <msup>
                  <mi>B</mi>
                  <mrow>
                    <mo stretchy="false">(</mo>
                    <mrow>
                      <mrow>
                        <mi>m</mi>
                        <mo stretchy="false">−</mo>
                        <mi>o</mi>
                      </mrow>
                    </mrow>
                    <mo stretchy="false">)</mo>
                  </mrow>
                </msup>
              </mrow>
              <mrow>
                <mo stretchy="false">(</mo>
                <mrow>
                  <mrow>
                    <mo stretchy="false">(</mo>
                    <mrow>
                      <mrow>
                        <mi>a</mi>
                        <mo stretchy="false">+</mo>
                        <mi>c</mi>
                      </mrow>
                    </mrow>
                    <mo stretchy="false">)</mo>
                  </mrow>
                  <mrow>
                    <mrow>
                      <mrow>
                        <mo stretchy="false">(</mo>
                        <mrow>
                          <mrow>
                            <mi>b</mi>
                            <mo stretchy="false">+</mo>
                            <mi>d</mi>
                          </mrow>
                        </mrow>
                        <mo stretchy="false">)</mo>
                      </mrow>
                      <mo stretchy="false">−</mo>
                      <mrow>
                        <mi>a</mi>
                        <mo stretchy="false">∗</mo>
                        <mi>b</mi>
                      </mrow>
                    </mrow>
                    <mo stretchy="false">−</mo>
                    <mrow>
                      <mi>c</mi>
                      <mo stretchy="false">∗</mo>
                      <mi>d</mi>
                    </mrow>
                  </mrow>
                </mrow>
                <mo stretchy="false">)</mo>
              </mrow>
            </mrow>
          </mtd>
        </mtr>
        <mtr>
          <mtd>
            <mrow>
              <mrow>
                <msub>
                  <mi>z</mi>
                  <mn>1</mn>
                </msub>
                <mo stretchy="false">=</mo>
                <mfrac>
                  <mrow>
                    <mo stretchy="false">(</mo>
                    <mrow>
                      <mrow>
                        <mo stretchy="false">(</mo>
                        <mrow>
                          <mrow>
                            <mi>a</mi>
                            <mo stretchy="false">+</mo>
                            <mi>c</mi>
                          </mrow>
                        </mrow>
                        <mo stretchy="false">)</mo>
                      </mrow>
                      <mrow>
                        <mrow>
                          <mrow>
                            <mo stretchy="false">(</mo>
                            <mrow>
                              <mrow>
                                <mi>b</mi>
                                <mo stretchy="false">+</mo>
                                <mi>d</mi>
                              </mrow>
                            </mrow>
                            <mo stretchy="false">)</mo>
                          </mrow>
                          <mo stretchy="false">−</mo>
                          <mrow>
                            <mi>a</mi>
                            <mo stretchy="false">∗</mo>
                            <mi>b</mi>
                          </mrow>
                        </mrow>
                        <mo stretchy="false">−</mo>
                        <mrow>
                          <mi>c</mi>
                          <mo stretchy="false">∗</mo>
                          <mi>d</mi>
                        </mrow>
                      </mrow>
                    </mrow>
                    <mo stretchy="false">)</mo>
                  </mrow>
                  <mrow>
                    <mo stretchy="false">(</mo>
                    <mrow>
                      <msup>
                        <mi>B</mi>
                        <mrow>
                          <mo stretchy="false">(</mo>
                          <mrow>
                            <mrow>
                              <mi>o</mi>
                              <mo stretchy="false">−</mo>
                              <mi>m</mi>
                            </mrow>
                          </mrow>
                          <mo stretchy="false">)</mo>
                        </mrow>
                      </msup>
                    </mrow>
                    <mo stretchy="false">)</mo>
                  </mrow>
                </mfrac>
              </mrow>
            </mrow>
          </mtd>
        </mtr>
      </mtable>
    </mrow>
    <annotation encoding="StarMath 5.0">stack{
x = a_1 + a_0 #
y = b_1 + b_0 #
a_1 = (x_1)over(B^m) #
a_0 = (x_0)over(B^o) #
b_1 = (y_1)over(B^m) #
b_0 = (y_0)over(B^o) #
c = (B^o)over(B^m)(a_0) = (B^o)over(B^m)(x_0)over(B^o) = (x_0)over(B^m) #
d = (B^o)over(B^m)(b_0) = (B^o)over(B^m)(y_0)over(B^o) = (y_0)over(B^m)
}
stack{
xy = ((x_1)over(B^m) + (x_0)over(B^o))((y_1)over(B^m) + (y_0)over(B^o)) #
xy = (a_1 + a_0)(b_1 + b_0) #
z_1 = ((x_1 + x_0)(y_1 + y_0) - x_1*y_1 - x_0*y_0)over(B^(m+o)) #
z_1 = ((x_1 + x_0)(y_1 + y_0))over(B^(m+o)) - (x_1*y_1)over(B^(m+o)) - (x_0*y_0)over(B^(m+o))#
a = a_1 #
b = b_1 #
z_1 = ((a*B^m + c*B^m)(b*B^m + d*B^m))over(B^(m+o)) - (a*B^m*b*B^m)over(B^(m+o)) - (c*B^m*d*B^m)over(B^(m+o)) #
z_1 = (B^(2m)(a + c)(b + d))over(B^(m+o)) - (a*b*B^2m)over(B^(m+o)) - (c*d*B^2m)over(B^(m+o)) #
z_1 = (a + c)(b + d) * ((B^(2m))over(B^(m+o))) - (a*b)*((B^2m)over(B^(m+o))) - (c*d)* ((B^2m)over(B^(m+o))) #
z_1 = ((B^2m)over(B^(m+o)))( (a + c)(b + d) - a*b - c*d )
}
stack {
z_1 = ((B^2m)over(B^(m+o)))( (a + c)(b + d) - a*b - c*d ) #
z_1 = B^(m-o)( (a + c)(b + d) - a*b - c*d ) #
z_1 = ( (a + c)(b + d) - a*b - c*d )over(B^(o-m))
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03:43:08.87</meta:creation-date>
    <meta:generator>LibreOffice/3.4$Win32 LibreOffice_project/340m1$Build-203</meta:generator>
  </office:meta>
</office:document-meta>
</file>